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Standard" style:master-page-name="MPF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family="graphic" style:name="a6">
      <style:graphic-properties style:vertical-pos="middle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8">
      <style:graphic-properties style:vertical-pos="middle"/>
    </style:style>
    <style:style style:family="graphic" style:name="a2">
      <style:graphic-properties style:vertical-pos="middle"/>
    </style:style>
    <style:style style:family="graphic" style:name="a9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style:vertical-pos="middle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67456" draw:style-name="a0" draw:name="Grafik 2" text:anchor-type="paragraph" svg:x="8.4587in" svg:y="1.30744in" svg:width="0.76052in" svg:height="0.76052in" style:rel-width="scale" style:rel-height="scale"><draw:image xlink:href="media/image1.png" xlink:type="simple" xlink:show="embed" xlink:actuate="onLoad"/><svg:title/><svg:desc/></draw:frame><draw:frame draw:z-index="251666432" draw:id="id0" draw:style-name="a1" draw:name="Textfeld 2" text:anchor-type="paragraph" svg:x="1.35833in" svg:y="2.02292in" svg:width="1.24306in" svg:height="1.53611in" style:rel-width="scale" style:rel-height="scale"><draw:text-box><text:p text:style-name="P2"><draw:frame draw:style-name="a2" text:anchor-type="as-char" svg:x="0in" svg:y="0in" svg:width="0.19792in" svg:height="0.32292in" style:rel-width="scale" style:rel-height="scale"><draw:object xlink:href="Object 1/" xlink:type="simple" xlink:show="embed" xlink:actuate="onLoad"/></draw:frame></text:p></draw:text-box><svg:title/><svg:desc/></draw:frame><draw:frame draw:z-index="251664384" draw:id="id1" draw:style-name="a3" draw:name="Textfeld 2" text:anchor-type="paragraph" svg:x="5.73333in" svg:y="2.06458in" svg:width="0.32639in" svg:height="0.61806in" style:rel-width="scale" style:rel-height="scale"><draw:text-box><text:p text:style-name="P3"><draw:frame draw:style-name="a4" text:anchor-type="as-char" svg:x="0in" svg:y="0in" svg:width="0.16667in" svg:height="0.32292in" style:rel-width="scale" style:rel-height="scale"><draw:object xlink:href="Object 2/" xlink:type="simple" xlink:show="embed" xlink:actuate="onLoad"/></draw:frame></text:p></draw:text-box><svg:title/><svg:desc/></draw:frame><draw:frame draw:z-index="251662336" draw:id="id2" draw:style-name="a5" draw:name="Textfeld 2" text:anchor-type="paragraph" svg:x="5.92902in" svg:y="0.99659in" svg:width="0.73542in" svg:height="1.53611in" style:rel-width="scale" style:rel-height="scale"><draw:text-box><text:p text:style-name="P4"><draw:frame draw:style-name="a6" text:anchor-type="as-char" svg:x="0in" svg:y="0in" svg:width="0.14583in" svg:height="0.29167in" style:rel-width="scale" style:rel-height="scale"><draw:object xlink:href="Object 3/" xlink:type="simple" xlink:show="embed" xlink:actuate="onLoad"/></draw:frame></text:p></draw:text-box><svg:title/><svg:desc/></draw:frame><draw:frame draw:z-index="251660288" draw:id="id3" draw:style-name="a7" draw:name="Textfeld 2" text:anchor-type="paragraph" svg:x="6.41031in" svg:y="1.33611in" svg:width="0.40556in" svg:height="0.43333in" style:rel-width="scale" style:rel-height="scale"><draw:text-box><text:p text:style-name="P5"><draw:frame draw:style-name="a8" text:anchor-type="as-char" svg:x="0in" svg:y="0in" svg:width="0.13542in" svg:height="0.29167in" style:rel-width="scale" style:rel-height="scale"><draw:object xlink:href="Object 4/" xlink:type="simple" xlink:show="embed" xlink:actuate="onLoad"/></draw:frame></text:p></draw:text-box><svg:title/><svg:desc/></draw:frame><draw:frame draw:z-index="251658240" draw:style-name="a9" draw:name="Grafik 1" text:anchor-type="paragraph" svg:x="-0.08877in" svg:y="-0.89903in" svg:width="10.4434in" svg:height="8.18856in" style:rel-width="scale" style:rel-height="scale"><draw:image xlink:href="media/image2.png" xlink:type="simple" xlink:show="embed" xlink:actuate="onLoad"/><svg:title/><svg:desc>Ein Bild, das Entwurf, Waffe, Screenshot enthält.

KI-generierte Inhalte können fehlerhaft sein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Platzhaltertext" style:display-name="Platzhaltertext" style:family="text" style:parent-style-name="Absatz-Standardschriftart">
      <style:text-properties fo:color="#66666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7875in" fo:margin-bottom="1.5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cob Utermoehlen</meta:initial-creator>
    <dc:creator>Jacob Utermoehlen</dc:creator>
    <meta:creation-date>2025-02-10T13:01:00Z</meta:creation-date>
    <dc:date>2025-02-10T13:15:00Z</dc:date>
    <meta:print-date>2025-02-10T13:11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6" meta:row-count="1" meta:non-whitespace-character-count="6"/>
  </office:meta>
</office:document-meta>
</file>

<file path=Object 1/content.xml><?xml version="1.0" encoding="utf-8"?>
<mml:math xmlns:mml="http://www.w3.org/1998/Math/MathML" xmlns:m="http://schemas.openxmlformats.org/officeDocument/2006/math">
  <mml:mi>ϕ</mml:mi>
</mml:math>
</file>

<file path=Object 2/content.xml><?xml version="1.0" encoding="utf-8"?>
<mml:math xmlns:mml="http://www.w3.org/1998/Math/MathML" xmlns:m="http://schemas.openxmlformats.org/officeDocument/2006/math">
  <mml:mi>θ</mml:mi>
</mml:math>
</file>

<file path=Object 3/content.xml><?xml version="1.0" encoding="utf-8"?>
<mml:math xmlns:mml="http://www.w3.org/1998/Math/MathML" xmlns:m="http://schemas.openxmlformats.org/officeDocument/2006/math">
  <mml:mi>δ</mml:mi>
</mml:math>
</file>

<file path=Object 4/content.xml><?xml version="1.0" encoding="utf-8"?>
<mml:math xmlns:mml="http://www.w3.org/1998/Math/MathML" xmlns:m="http://schemas.openxmlformats.org/officeDocument/2006/math">
  <mml:mi>γ</mml:mi>
</mml:math>
</file>